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0400000404EEE1F6016F50F27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0.689cm" svg:height="7.135cm" draw:z-index="0"><draw:image xlink:href="Pictures/100000000000060400000404EEE1F6016F50F27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6:40:49.850000000</meta:creation-date>
    <dc:date>2018-04-19T16:43:05.051000000</dc:date>
    <meta:editing-duration>PT2M1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4.3.2$Windows_X86_64 LibreOffice_project/92a7159f7e4af62137622921e809f8546db437e5</meta:generator>
  </office:meta>
</office:document-meta>
</file>